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Text_20_body">
      <style:paragraph-properties fo:margin-top="0mm" fo:margin-bottom="0mm"/>
    </style:style>
    <style:style style:name="P2" style:family="paragraph" style:parent-style-name="Standard">
      <style:paragraph-properties fo:margin-top="0mm" fo:margin-bottom="0mm"/>
      <style:text-properties fo:font-size="2pt" style:font-size-asian="2pt" style:font-size-complex="2pt"/>
    </style:style>
    <style:style style:name="P3" style:family="paragraph" style:parent-style-name="Standard">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text-properties style:text-underline-style="solid" style:text-underline-width="auto" style:text-underline-color="font-color" fo:font-weight="normal" style:font-weight-asian="normal" style:font-weight-complex="normal"/>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paragraph-properties fo:margin-left="0mm" fo:margin-right="0mm" fo:text-indent="10mm" style:auto-text-indent="false"/>
    </style:style>
    <style:style style:name="P10"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1"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2" style:family="paragraph" style:parent-style-name="Text_20_body" style:list-style-name="">
      <style:paragraph-properties fo:text-align="center" style:justify-single-word="false"/>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list-style-name="">
      <style:paragraph-properties fo:text-align="center" style:justify-single-word="false"/>
      <style:text-properties style:text-underline-style="solid" style:text-underline-width="auto" style:text-underline-color="font-color"/>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style:text-underline-style="none"/>
    </style:style>
    <style:style style:name="P17" style:family="paragraph" style:parent-style-name="Text_20_body">
      <style:text-properties style:text-underline-style="none" fo:font-weight="normal" style:font-weight-asian="normal" style:font-weight-complex="normal"/>
    </style:style>
    <style:style style:name="P18" style:family="paragraph" style:parent-style-name="Text_20_body" style:list-style-name="L1"/>
    <style:style style:name="P19" style:family="paragraph" style:parent-style-name="Text_20_body" style:list-style-name="">
      <style:paragraph-properties fo:text-align="start" style:justify-single-word="false"/>
    </style:style>
    <style:style style:name="P20" style:family="paragraph" style:parent-style-name="Text_20_body" style:list-style-name="L1">
      <style:paragraph-properties fo:margin-top="0mm" fo:margin-bottom="0mm"/>
    </style:style>
    <style:style style:name="P21" style:family="paragraph" style:parent-style-name="Footnote">
      <style:paragraph-properties fo:margin-left="0mm" fo:margin-right="0mm" fo:text-indent="0mm" style:auto-text-indent="false"/>
    </style:style>
    <style:style style:name="P22" style:family="paragraph" style:parent-style-name="Heading_20_1" style:list-style-name="">
      <style:paragraph-properties fo:text-align="center" style:justify-single-word="false"/>
    </style:style>
    <style:style style:name="P23" style:family="paragraph" style:parent-style-name="Heading_20_1">
      <style:paragraph-properties fo:break-before="page"/>
    </style:style>
    <style:style style:name="P24" style:family="paragraph" style:parent-style-name="Heading_20_1" style:list-style-name="">
      <style:paragraph-properties fo:text-align="center" style:justify-single-word="false" fo:break-before="page"/>
    </style:style>
    <style:style style:name="P25" style:family="paragraph" style:parent-style-name="Heading_20_2">
      <style:paragraph-properties fo:break-before="page"/>
    </style:style>
    <style:style style:name="P26" style:family="paragraph" style:parent-style-name="Contents_20_1" style:list-style-name=""/>
    <style:style style:name="P27" style:family="paragraph" style:parent-style-name="Contents_20_1">
      <style:text-properties style:text-underline-style="none"/>
    </style:style>
    <style:style style:name="P28" style:family="paragraph" style:parent-style-name="Contents_20_1" style:list-style-name="">
      <style:text-properties style:text-underline-style="none"/>
    </style:style>
    <style:style style:name="P29"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POZNÁMKY</text:h>
      <text:p text:style-name="P19">Podtržené věty jsou moje komentáře nebo dotazy.</text:p>
      <text:p text:style-name="P19">Zatím nevkládám žádné obrázky a grafy</text:p>
      <text:p text:style-name="P19">Členění kapitol je zatím pouze nástřel</text:p>
      <text:p text:style-name="P19">Poznámky pod čarou – jejich odkazová část – zatím nesplňují ISO normu.</text:p>
      <text:p text:style-name="P19">Seznam literatury doplním později</text:p>
      <text:p text:style-name="P19">U všech textů uvádím zdroje.</text:p>
      <text:p text:style-name="P19">Tam kde mám dané odkazy přímo v textu z nich budu ještě čerpat.</text:p>
      <text:p text:style-name="P19">Zatím nedodržuji úplně typografii – například kurzívu u názvů, správné odkazy na zdroje atd. Pravděpodobně to nakonec vysázím v DOCBOOKu.</text:p>
      <text:h text:style-name="P24" text:outline-level="1">Analýza archivu webových zdrojů WebArchiv a převodu jeho databáze z formátu ARC do formátu WARC</text:h>
      <text:p text:style-name="P14">(Experimentální název)</text:p>
      <text:h text:style-name="P12" text:outline-level="1">Martin Prokop</text:h>
      <text:h text:style-name="P23" text:outline-level="1">Prohlášení</text:h>
      <text:p text:style-name="P5">(Doplním později)</text:p>
      <text:h text:style-name="P23" text:outline-level="1">Shrnutí</text:h>
      <text:p text:style-name="P5">(Doplním později)</text:p>
      <text:h text:style-name="P23" text:outline-level="1">Klíčová slova</text:h>
      <text:p text:style-name="P5">(Doplním později)</text:p>
      <text:h text:style-name="P23" text:outline-level="1">Obsah</text:h>
      <text:p text:style-name="P5">(Doplním později)</text:p>
      <text:h text:style-name="P23" text:outline-level="1">Úvod</text:h>
      <text:p text:style-name="P5">(Doplním později)</text:p>
      <text:p text:style-name="P5">Budu psát o nutnosti převodu archivu do WARC</text:p>
      <text:h text:style-name="P23"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5">(Mám to více rozvádět? Zatím jen nástřel)</text:p>
      <text:h text:style-name="P25"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ý na přelomu 19. a 20. století v Čechách.</text:span></text:p>
      <text:p text:style-name="P15">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539701077"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8"/>
      <text:p text:style-name="P26"><text:span text:style-name="T2">(Mám více rozvádět? Ještě to samozřejmě opravím a stylizuju)</text:span></text:p>
      <text:h text:style-name="P25"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5">(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5">(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5"><text:soft-page-break/>(Mám řešit do podrobna kritéria a seriály?)</text:p>
      <text:p text:style-name="P7">Dále probíhal vývoj nových nástrojů. Jedná se konkrétně o:</text:p>
      <text:list xml:id="list1082827182" text:continue-numbering="true" text:style-name="List_20_1">
        <text:list-item>
          <text:p text:style-name="P27">Dublin Core Metadata Generator</text:p>
        </text:list-item>
        <text:list-item>
          <text:p text:style-name="P27">Generátor UR</text:p>
        </text:list-item>
        <text:list-item>
          <text:p text:style-name="P27">Kalkulátor MD5 </text:p>
        </text:list-item>
        <text:list-item>
          <text:p text:style-name="P27">Nedlib Harvester</text:p>
        </text:list-item>
      </text:list>
      <text:p text:style-name="P5">(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9">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0">(Mám být podrobnější?)</text:p>
      <text:h text:style-name="Heading_20_3" text:outline-level="3">Rok 2003</text:h>
      <text:p text:style-name="P5">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5">(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6"><text:soft-page-break/>(Mám být obsáhlejší?)</text:p>
      <text:p text:style-name="P6">(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V tomto roce bylo oproti očekávání „sklizeno“ relativně malé množství dat. V</text:span> 253 785 MB dat bylo obsaženo 9 336 123 souborů.<text:span text:style-name="T3"><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5">(Mám být podrobnější o CULTURE?)</text:p>
      <text:p text:style-name="Text_20_body">Tým dále provedl analýzu využívaného software:</text:p>
      <text:list xml:id="list631234882"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9">Heritrix – o software se zmiňují v další části textu své práce.</text:p>
        </text:list-item>
        <text:list-item>
          <text:p text:style-name="P29">DeDuplicator </text:p>
        </text:list-item>
      </text:list>
      <text:p text:style-name="P5">(Mám rozvádět info o software? Nebo v části software? Asi oboje?)</text:p>
      <text:p text:style-name="Text_20_body"><text:span text:style-name="T3">Dále samozřejmě probíhají sklizně, v tomto roce je staženo 3 465 016 MB dat, které obsahovali celkem </text:span>70 741 016 souborů<text:span text:style-name="T3">. Což je největší množství za všechny uplynulé roky.</text:span><text:span text:style-name="T3"><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5">(Mám psát konkrétněji o konspektu?)</text:p>
      <text:p text:style-name="P7">Tým také pracuje na lokalizaci užívaných nástrojů.</text:p>
      <text:p text:style-name="P5">(Mám rozepisovat konkrétněji?)</text:p>
      <text:p text:style-name="P7">Velký význam má i analýza možnosti sklízení bohemikálních zdrojů mimo doménu .cz.</text:p>
      <text:p text:style-name="P5">(Sem přidat informace o diplomce na toto téma? Nebo rozvedu v analýze provedených diplomových prací)</text:p>
      <text:p text:style-name="P7">Prozkoumává se i možnost průběžné analýzy sklizně. </text:p>
      <text:p text:style-name="P5">(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3">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3">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5">(Podobné otázky jako k roku 2007 – mám rozvádět jednotlivé řešené problémy?)</text:p>
      <text:p text:style-name="Text_20_body"><text:span text:style-name="T3">V tomto roce bylo „sklizeno“ 3 900 000 MB dat. Což představuje cca 78 203 483 souborů</text:span><text:span text:style-name="T3"><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5">(Kdy došlo ke ztrátě dat?)</text:p>
      <text:h text:style-name="Heading_20_3" text:outline-level="3"><text:soft-page-break/>Rok 2009 – současnost</text:h>
      <text:p text:style-name="P5">Zprávy z těchto let nejsou bohužel na internetu zpřístupněny.</text:p>
      <text:p text:style-name="P5">Dostanu se k nim nějak?</text:p>
      <text:p text:style-name="P5">Zmínit, že v ČR je CC?</text:p>
      <text:h text:style-name="P25"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3"/>
      <text:p text:style-name="P2"><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4"/>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1">(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0"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6"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51" text:note-class="footnote"><text:note-citation>28</text:note-citation><text:note-body><text:p text:style-name="Footnote">http://www.ikaros.cz/node/4612</text:p></text:note-body></text:note></text:p>
      <text:p text:style-name="P5">(Mám rozvádět možnosti?)</text:p>
      <text:p text:style-name="Text_20_body">Z toho vyplývá, že monitorování možnosti využití a adaptace se na licenci Creative Commons je jedna z velmi důležitých úkolů týmu WebArchivu<text:note text:id="ftn28"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50" text:note-class="footnote"><text:note-citation>30</text:note-citation><text:note-body><text:p text:style-name="Footnote">http://www.webarchiv.cz/ccinfo/</text:p></text:note-body></text:note> <text:note text:id="ftn29" text:note-class="footnote"><text:note-citation>31</text:note-citation><text:note-body><text:p text:style-name="Footnote">Webové stránky lokalizovaného projektu: http://www.creativecommons.cz/</text:p></text:note-body></text:note> WebArchiv na svých stránkách přímo poskytuje návod<text:note text:id="ftn27"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5">(Mám to více rozvádět?)</text:p>
      <text:h text:style-name="Heading_20_3" text:outline-level="3">Partneři projektu WebArchiv<text:note text:id="ftn31"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2"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3" text:note-class="footnote"><text:note-citation>35</text:note-citation><text:note-body><text:p text:style-name="Footnote">Bližší informace dostupné na http://www.muni.cz/ics</text:p></text:note-body></text:note></text:span><text:span text:style-name="T6"> – Zabývá se výzkumem v oboru digitálních knihoven, zpracování a uchování multimédií. Jedná se o ústav Masarykovy univerzity.</text:span></text:p>
      <text:p text:style-name="Text_20_body"><text:span text:style-name="T1">CZ.NIC</text:span><text:span text:style-name="T1"><text:note text:id="ftn34" text:note-class="footnote"><text:note-citation>36</text:note-citation><text:note-body><text:p text:style-name="Footnote">Bližší informace dostupnost na http://www.nic.cz/</text:p></text:note-body></text:note></text:span><text:span text:style-name="T6">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0"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5"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 nemají souběžnou tištěnou podobu).“</text:span><text:span text:style-name="T4"><text:note text:id="ftn36" text:note-class="footnote"><text:note-citation>39</text:note-citation><text:note-body><text:p text:style-name="Footnote">http://www.webarchiv.cz/formular-url/</text:p></text:note-body></text:note></text:span></text:p>
      <text:p text:style-name="P5">(Mám podrobněji řešit politiku přijímaní nových smluv?)</text:p>
      <text:h text:style-name="Heading_20_3" text:outline-level="3">Internet Archive</text:h>
      <text:p text:style-name="Text_20_body">Vyhledávání ve WebArchivu je také přímo napojeno na možnost vyhledávat webové zdroje v databázi Internet Archive<text:note text:id="ftn37" text:note-class="footnote"><text:note-citation>40</text:note-citation><text:note-body><text:p text:style-name="Footnote">Dostupný na: http://www.archive.org/</text:p></text:note-body></text:note>.</text:p>
      <text:p text:style-name="Text_20_body"><text:soft-page-break/><text:span text:style-name="T2">(Mám se nějak blíze zabývat InternetArchivem?)</text:span></text:p>
      <text:h text:style-name="P25" text:outline-level="2">Dostupnost informací o projektu</text:h>
      <text:p text:style-name="Text_20_body">O projektu WebArchiv se lze dočíst na stránkách Národní digitální knihovny<text:note text:id="ftn38" text:note-class="footnote"><text:note-citation>41</text:note-citation><text:note-body><text:p text:style-name="Footnote"><text:a xlink:type="simple" xlink:href="http://www.ndk.cz/webarchiv">http://www.ndk.cz/webarchiv</text:a></text:p></text:note-body></text:note>, která projekt řeší a samozřejmě na stránkách WebArchivu<text:note text:id="ftn39" text:note-class="footnote"><text:note-citation>42</text:note-citation><text:note-body><text:p text:style-name="Footnote">http://www.webarchiv.cz</text:p></text:note-body></text:note>. K nalezení jsou jak tiskové zprávy, z kterých jsem čerpal při popisování stavu projektu a jeho cílech a záměrech, tak další dokumenty<text:note text:id="ftn40" text:note-class="footnote"><text:note-citation>43</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danneru informovali návštěvníky svých webů o existenci WebArchivu. Na webu projektu je dostupné velké množství dokumentů zabývající se problematikou archivace webových zdrojů a popularizací WebArchivu.</text:p>
      <text:p text:style-name="P5">(Mám to více rozvádět?)</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text:p>
      <text:p text:style-name="Text_20_body"><text:span text:style-name="T2">(Nepletu se?)</text:span></text:p>
      <text:h text:style-name="P25" text:outline-level="2">Kritéria výběru webových zdrojů<text:span text:style-name="T3"><text:note text:id="ftn49" text:note-class="footnote"><text:note-citation>44</text:note-citation><text:note-body><text:p text:style-name="Footnote"><text:a xlink:type="simple" xlink:href="http://www.webarchiv.cz/kriteria/">http://www.webarchiv.cz/kriteria/</text:a></text:p></text:note-body></text:note></text:span></text:h>
      <text:p text:style-name="Text_20_body"><text:span text:style-name="T3">Základní činností WebArchivu je jak je patrno archivování webových zdrojů. Řídí se při tom určitými kriterii a provádí několik druhů „sklízení“ těchto zdrojů. Tým provádí plošnou „sklizeň“ webových zdrojů na doméně .CZ a poté výběrové „sklizně“. </text:span></text:p>
      <text:p text:style-name="Text_20_body"><text:span text:style-name="T3">V souladu s legislativou jsou výběrové „sklizně“ prováděny u zdrojů u nichž jejich autor udělal souhlas s jejich archivací a následným zveřejněním třetím osobám – jedná je buď o uzavření smlouvy s WebArchivem nebo o zdroje pod licencí Creative Commons.</text:span></text:p>
      <text:h text:style-name="Heading_20_3" text:outline-level="3">Plošná archivace<text:span text:style-name="T3"><text:note text:id="ftn52" text:note-class="footnote"><text:note-citation>45</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7" text:note-class="footnote"><text:note-citation>46</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53" text:note-class="footnote"><text:note-citation>47</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4" text:note-class="footnote"><text:note-citation>48</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48" text:note-class="footnote"><text:note-citation>49</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Text_20_body"><text:span text:style-name="T2">(Stačí takhle?)</text:span></text:p>
      <text:h text:style-name="P25" text:outline-level="2">Staré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5">(Které z toho mám řešit? A jak moc?)</text:p>
      <text:h text:style-name="Heading_20_3" text:outline-level="3">Systém pro správu procesu archivace webových informačních zdrojů<text:note text:id="ftn43" text:note-class="footnote"><text:note-citation>50</text:note-citation><text:note-body><text:p text:style-name="Footnote">http://is.muni.cz/th/173018/fi_b/</text:p></text:note-body></text:note></text:h>
      <text:p text:style-name="Text_20_body">Adam Brokeš, diplomová práce 2009.</text:p>
      <text:h text:style-name="Heading_20_3" text:outline-level="3"><text:span text:style-name="Strong_20_Emphasis">Identifikace a omezení přístupu k "nevhodným" stránkám ve webovém archivu</text:span><text:span text:style-name="Strong_20_Emphasis"><text:note text:id="ftn46" text:note-class="footnote"><text:note-citation>51</text:note-citation><text:note-body><text:p text:style-name="Footnote">http://is.muni.cz/th/172849/fi_b/</text:p></text:note-body></text:note></text:span></text:h>
      <text:p text:style-name="Text_20_body"><text:span text:style-name="Strong_20_Emphasis"><text:span text:style-name="T6">Autorem bakalářské práce je Filip Kusalík, který ji dokončil v roce 2009</text:span></text:span></text:p>
      <text:h text:style-name="Heading_20_3" text:outline-level="3"><text:span text:style-name="Strong_20_Emphasis">Rozpoznání a archivace českého webu mimo národní doménu</text:span><text:span text:style-name="Strong_20_Emphasis"><text:note text:id="ftn55" text:note-class="footnote"><text:note-citation>52</text:note-citation><text:note-body><text:p text:style-name="Footnote">http://is.muni.cz/th/172585/fi_b/</text:p></text:note-body></text:note></text:span></text:h>
      <text:list xml:id="list257685050" text:style-name="L1">
        <text:list-header>
          <text:p text:style-name="P20">Ivan Vlček dokončil svou bakalářskou práci v roce 2008.</text:p>
        </text:list-header>
      </text:list>
      <text:h text:style-name="Heading_20_3" text:outline-level="3"><text:span text:style-name="Strong_20_Emphasis">Bibliografický popis elektronických online zdrojů v zahraniční a domácí katalogizační praxi</text:span><text:span text:style-name="Strong_20_Emphasis"><text:note text:id="ftn56" text:note-class="footnote"><text:note-citation>53</text:note-citation><text:note-body><text:p text:style-name="Footnote">http://www.webarchiv.cz/files/dokumenty/ostatni/DPjelinkova2006.pdf</text:p></text:note-body></text:note></text:span></text:h>
      <text:p text:style-name="Text_20_body"><text:span text:style-name="Strong_20_Emphasis"><text:span text:style-name="T6">Lenka Jelínková tuto diplomovou práci dokončila v roce 2006.</text:span></text:span></text:p>
      <text:h text:style-name="Heading_20_3" text:outline-level="3"><text:span text:style-name="Strong_20_Emphasis">Zpřístupnění archivu českého webu</text:span><text:span text:style-name="Strong_20_Emphasis"><text:note text:id="ftn57" text:note-class="footnote"><text:note-citation>54</text:note-citation><text:note-body><text:p text:style-name="Footnote">http://is.muni.cz/th/49968/fi_m</text:p></text:note-body></text:note></text:span></text:h>
      <text:p text:style-name="Text_20_body">Lukáš MATĚJKA, diplomová práce, 2006.</text:p>
      <text:h text:style-name="Heading_20_3" text:outline-level="3"><text:span text:style-name="Strong_20_Emphasis">Implementace OAI-PMH pro český WebArchiv</text:span><text:span text:style-name="Strong_20_Emphasis"><text:note text:id="ftn42" text:note-class="footnote"><text:note-citation>55</text:note-citation><text:note-body><text:p text:style-name="Footnote">http://is.muni.cz/th/98989/fi_b</text:p></text:note-body></text:note></text:span></text:h>
      <text:p text:style-name="Text_20_body">Martin BELLA, bakalářská práce, 2008.</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41" text:note-class="footnote"><text:note-citation>56</text:note-citation><text:note-body><text:p text:style-name="Footnote">http://www.webarchiv.cz/files/dokumenty/zpravy/skodova.doc</text:p></text:note-body></text:note></text:span></text:h>
      <text:p text:style-name="Text_20_body">Markéta ŠKODOVÁ, diplomová práce, 2005.</text:p>
      <text:h text:style-name="P25" text:outline-level="2">Používané nástroje</text:h>
      <text:p text:style-name="P5">(Které z toho mám řešit? Jen ty co primo pouzivam? - rarctools,heritrix,jhove?)</text:p>
      <text:h text:style-name="Heading_20_3" text:outline-level="3">WARCTOOLS</text:h>
      <text:p text:style-name="Standard"><text:a xlink:type="simple" xlink:href="http://code.google.com/p/warc-tools/">http://code.google.com/p/warc-tools/</text:a> WARCTOOLS</text:p>
      <text:h text:style-name="Heading_20_3" text:outline-level="3">HERITRIX</text:h>
      <text:p text:style-name="Standard"><text:a xlink:type="simple" xlink:href="http://crawler.archive.org/">http://crawler.archive.org/</text:a> HERITRIX</text:p>
      <text:h text:style-name="Heading_20_3" text:outline-level="3">WAYBACK</text:h>
      <text:p text:style-name="Standard"><text:a xlink:type="simple" xlink:href="http://sourceforge.net/projects/archive-access/files/">http://sourceforge.net/projects/archive-access/files/</text:a> WAYBACK</text:p>
      <text:p text:style-name="Standard"><text:a xlink:type="simple" xlink:href="http://archive-access.sourceforge.net/projects/wayback/">http://archive-access.sourceforge.net/projects/wayback/</text:a> WAYBACK</text:p>
      <text:h text:style-name="Heading_20_3" text:outline-level="3">JHOVE</text:h>
      <text:p text:style-name="Standard"><text:a xlink:type="simple" xlink:href="http://sourceforge.net/projects/jhove/">http://sourceforge.net/projects/jhove/</text:a> JHOVE</text:p>
      <text:h text:style-name="Heading_20_3" text:outline-level="3">APACHE TOMCAT</text:h>
      <text:p text:style-name="Standard"><text:a xlink:type="simple" xlink:href="http://tomcat.apache.org/">http://tomcat.apache.org/</text:a> apache tomcat</text:p>
      <text:h text:style-name="Heading_20_3" text:outline-level="3">WA ADMIN</text:h>
      <text:p text:style-name="Standard">http://is.muni.cz/th/173018/fi_b/</text:p>
      <text:h text:style-name="Heading_20_3" text:outline-level="3">Web Curator Tool</text:h>
      <text:p text:style-name="Standard"><text:a xlink:type="simple" xlink:href="http://webcurator.sourceforge.net/">http://webcurator.sourceforge.net/</text:a></text:p>
      <text:h text:style-name="Heading_20_3" text:outline-level="3"><text:bookmark text:name="Welcome_to_the_NetarchiveSuite"/>NetarchiveSuite</text:h>
      <text:p text:style-name="Standard"><text:a xlink:type="simple" xlink:href="http://netarkivet.dk/suite/">http://netarkivet.dk/suite/</text:a></text:p>
      <text:h text:style-name="Heading_20_3" text:outline-level="3">DeDuplicator </text:h>
      <text:p text:style-name="Standard"><text:a xlink:type="simple" xlink:href="http://deduplicator.sourceforge.net/">http://deduplicator.sourceforge.net/</text:a></text:p>
      <text:p text:style-name="Standard">Modul do heritrixu</text:p>
      <text:h text:style-name="Heading_20_3" text:outline-level="3">NutchWAX</text:h>
      <text:p text:style-name="Standard">http://archive-access.sourceforge.net/projects/nutch/</text:p>
      <text:h text:style-name="Heading_20_3" text:outline-level="3">WAXToolbar</text:h>
      <text:p text:style-name="Standard">http://archive-access.sourceforge.net/projects/waxtoolbar/</text:p>
      <text:p text:style-name="Standard">rozšíření pro wayback!</text:p>
      <text:h text:style-name="Heading_20_3" text:outline-level="3">ARCRetriever</text:h>
      <text:p text:style-name="Text_20_body">Arcretriever je modul pro dodání dokumentu, jenž je součástí systému WERA. Java web aplikace na základe jména archivního souboru a pozice (offsetu) zobrazuje dokumenty vrácené z archivu. <text:note text:id="ftn44" text:note-class="footnote"><text:note-citation>57</text:note-citation><text:note-body><text:p text:style-name="Footnote">http://www.matluk.com/school/htmltext/node23.html</text:p></text:note-body></text:note></text:p>
      <text:h text:style-name="Heading_20_3" text:outline-level="3"><text:soft-page-break/>WERA</text:h>
      <text:p text:style-name="Text_20_body">http://archive-access.sourceforge.net/projects/wera/</text:p>
      <text:h text:style-name="P23"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5">(Tady uvedu nějakej vzorovej převod, už jsem nějakej uložil do složky „/PRILOHY“ v projektu)</text:p>
      <text:p text:style-name="P5">PROZATIM JSEM SI „HRAL“ S APLIKACEMA HERITRIX, WAYBACK, WARC-TOOLS JHOVE, CDR-INDEX. VE SLOZCE „/PRILOHY“ JSOU Z TOHO VYSLEDKY.</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45" text:note-class="footnote"><text:note-citation>58</text:note-citation><text:note-body><text:p text:style-name="Footnote"><text:a xlink:type="simple" xlink:href="http://www.archive.org/web/researcher/ArcFileFormat.php">http://www.archive.org/web/researcher/ArcFileFormat.php</text:a></text:p></text:note-body></text:note>.</text:p>
      <text:p text:style-name="P5">(Sem vložím printscreen výpisu hlavičky nějakého archivu)</text:p>
      <text:h text:style-name="Heading_20_4" text:outline-level="4">Výhody ARC</text:h>
      <text:p text:style-name="P5">(Musím přesně nastudovat)</text:p>
      <text:h text:style-name="Heading_20_4" text:outline-level="4">Nevýhody ARC</text:h>
      <text:p text:style-name="P5">(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e správnému archivu. Tento index se vytváří pomocí aplikace CDX-indexer, který je součásti programu WAYBACK. </text:p>
      <text:p text:style-name="P5">(Sem vložím printscreen nějakého CDX indexu)</text:p>
      <text:p text:style-name="P7"><text:soft-page-break/>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58" text:note-class="footnote"><text:note-citation>59</text:note-citation><text:note-body><text:p text:style-name="Footnote">http://is.muni.cz/th/173018/fi_m/</text:p></text:note-body></text:note>.</text:p>
      <text:p text:style-name="P5">(Mám dát více informací?)</text:p>
      <text:p text:style-name="P5">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5" text:outline-level="2">Formát WARC</text:h>
      <text:h text:style-name="Heading_20_4" text:outline-level="4">Popis standardu WARC</text:h>
      <text:p text:style-name="Text_20_body"/>
      <text:p text:style-name="P5">(Sem vložím printscreen výpisu hlavičky nějakého archivu)</text:p>
      <text:h text:style-name="Heading_20_4" text:outline-level="4">Výhody WARC</text:h>
      <text:p text:style-name="Text_20_body"/>
      <text:h text:style-name="Heading_20_4" text:outline-level="4">Nevýhody WARC</text:h>
      <text:p text:style-name="Text_20_body"><text:span text:style-name="T2">(Musím přesně nastudovat)</text:span></text:p>
      <text:h text:style-name="Heading_20_4" text:outline-level="4">Plánované využití do budoucna</text:h>
      <text:p text:style-name="Text_20_body"><text:span text:style-name="T2">(Musím přesně nastudovat)</text:span></text:p>
      <text:p text:style-name="Text_20_body"/>
      <text:p text:style-name="P5">(Mám dát více informací?)</text:p>
      <text:p text:style-name="P5">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3" text:outline-level="1">Stav WebArchivu podrobně – analýzy, která provedu jako výzkum z převodu</text:h>
      <text:p text:style-name="P6">Samotná práce – převod a jeho analýza.</text:p>
      <text:h text:style-name="P23" text:outline-level="1">Závěr</text:h>
      <text:h text:style-name="P23" text:outline-level="1">Seznam literatury</text:h>
      <text:p text:style-name="Text_20_body">(Tady mám zatím jen nástřely toho co čtu – abych se na to nezapomněl podívat)</text:p>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text:a xlink:type="simple" xlink:href="http://ctenar.svkkl.cz/clanky/2009-roc-61/09-2009/creative-commons-svobodny-prostor-pro-sdileni-a-tvorbu-61-468.htm">http://ctenar.svkkl.cz/clanky/2009-roc-61/09-2009/creative-commons-svobodny-prostor-pro-sdileni-a-tvorbu-61-468.ht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http://netpreserve.org/about/mission.php</text:p>
      <text:h text:style-name="P23"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8-31T22:24:00</dc:date>
    <dc:creator>Martin Prokop</dc:creator>
    <meta:editing-duration>P1DT5H20S</meta:editing-duration>
    <meta:editing-cycles>457</meta:editing-cycles>
    <meta:document-statistic meta:table-count="1" meta:image-count="0" meta:object-count="0" meta:page-count="30" meta:paragraph-count="373" meta:word-count="4241" meta:character-count="30954"/>
  </office:meta>
</office:document-meta>
</file>